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d6b8e2f-7fff-0d44-588e-81d99abe7b1d"/>Bases de datos -</text:p>
      <text:p text:style-name="P1">Clase 4 - 14/04/2021</text:p>
      <text:p text:style-name="Text_20_body"/>
      <text:p text:style-name="P1">Integridad referencial</text:p>
      <text:p text:style-name="P1">Tipos de relacion</text:p>
      <text:p text:style-name="P1">Foreing Key</text:p>
      <text:p text:style-name="P1">Columnas o campos -- son los titulos</text:p>
      <text:p text:style-name="P1">Registros -- son los datos </text:p>
      <text:p text:style-name="P1">Update en cascada </text:p>
      <text:p text:style-name="P1">Delete en cascada</text:p>
      <text:p text:style-name="P1">Integridad referencial </text:p>
      <text:p text:style-name="P1">Triger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0:55:40.754862116</meta:creation-date>
    <dc:date>2021-04-18T20:56:39.488925724</dc:date>
    <meta:editing-duration>PT59S</meta:editing-duration>
    <meta:editing-cycles>1</meta:editing-cycles>
    <meta:document-statistic meta:table-count="0" meta:image-count="0" meta:object-count="0" meta:page-count="1" meta:paragraph-count="12" meta:word-count="36" meta:character-count="214" meta:non-whitespace-character-count="185"/>
    <meta:generator>LibreOffice/6.4.6.2$Linux_X86_64 LibreOffice_project/40$Build-2</meta:generator>
  </office:meta>
</office:document-meta>
</file>